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officeooo:rsid="00147555" officeooo:paragraph-rsid="00147555"/>
    </style:style>
    <style:style style:name="P2" style:family="paragraph" style:parent-style-name="Text_20_body">
      <style:text-properties officeooo:rsid="0015698d" officeooo:paragraph-rsid="0015698d"/>
    </style:style>
    <style:style style:name="P3" style:family="paragraph" style:parent-style-name="Text_20_body">
      <style:text-properties officeooo:rsid="0015c072" officeooo:paragraph-rsid="0015c072"/>
    </style:style>
    <style:style style:name="P4" style:family="paragraph" style:parent-style-name="Text_20_body">
      <style:text-properties officeooo:rsid="0017c8b4" officeooo:paragraph-rsid="0017c8b4"/>
    </style:style>
    <style:style style:name="P5" style:family="paragraph" style:parent-style-name="Text_20_body">
      <style:text-properties officeooo:rsid="001c9d5a" officeooo:paragraph-rsid="001c9d5a"/>
    </style:style>
    <style:style style:name="P6" style:family="paragraph" style:parent-style-name="Text_20_body">
      <style:text-properties officeooo:rsid="001da5d2" officeooo:paragraph-rsid="001da5d2"/>
    </style:style>
    <style:style style:name="P7" style:family="paragraph" style:parent-style-name="Text_20_body">
      <style:text-properties officeooo:rsid="001e21a5" officeooo:paragraph-rsid="001e21a5"/>
    </style:style>
    <style:style style:name="T1" style:family="text">
      <style:text-properties officeooo:rsid="0015698d"/>
    </style:style>
    <style:style style:name="T2" style:family="text">
      <style:text-properties officeooo:rsid="0015c072"/>
    </style:style>
    <style:style style:name="T3" style:family="text">
      <style:text-properties officeooo:rsid="001708e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08e0" style:font-weight-asian="bold" style:font-weight-complex="bold"/>
    </style:style>
    <style:style style:name="T6" style:family="text">
      <style:text-properties fo:font-weight="bold" officeooo:rsid="0017c8b4" style:font-weight-asian="bold" style:font-weight-complex="bold"/>
    </style:style>
    <style:style style:name="T7" style:family="text">
      <style:text-properties fo:font-weight="bold" officeooo:rsid="001af9df" style:font-weight-asian="bold" style:font-weight-complex="bold"/>
    </style:style>
    <style:style style:name="T8" style:family="text">
      <style:text-properties fo:font-weight="bold" officeooo:rsid="001ba692" style:font-weight-asian="bold" style:font-weight-complex="bold"/>
    </style:style>
    <style:style style:name="T9" style:family="text">
      <style:text-properties officeooo:rsid="0017c8b4"/>
    </style:style>
    <style:style style:name="T10" style:family="text">
      <style:text-properties officeooo:rsid="0018d1bd"/>
    </style:style>
    <style:style style:name="T11" style:family="text">
      <style:text-properties officeooo:rsid="0018e220"/>
    </style:style>
    <style:style style:name="T12" style:family="text">
      <style:text-properties officeooo:rsid="00195a40"/>
    </style:style>
    <style:style style:name="T13" style:family="text">
      <style:text-properties officeooo:rsid="001af9df"/>
    </style:style>
    <style:style style:name="T14" style:family="text">
      <style:text-properties officeooo:rsid="001f2115"/>
    </style:style>
    <style:style style:name="T15" style:family="text">
      <style:text-properties officeooo:rsid="00218d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DdeLink__28_543449328"/><text:bookmark-start text:name="__DdeLink__22_543449328"/>Data Models</text:p>
      <text:p text:style-name="Text_20_body"/>
      <text:p text:style-name="P1"><text:bookmark-start text:name="__DdeLink__33_543449328"/><text:bookmark-start text:name="__DdeLink__17_543449328"/><text:bookmark-start text:name="__DdeLink__15_543449328"/><text:bookmark-start text:name="__DdeLink__12_543449328"/>Users: id, name, username, email, <text:span text:style-name="T1">DOB</text:span>, type (student, EC handler, Tech Fault Handler, Admin), <text:span text:style-name="T15">password</text:span></text:p>
      <text:p text:style-name="P1"/>
      <text:p text:style-name="P4">Ticket (abstract): id, user details, file uploads, <text:span text:style-name="T10">date submitted, </text:span><text:span text:style-name="T11">status</text:span></text:p>
      <text:p text:style-name="P2">EC <text:span text:style-name="T9">(extends Ticket)</text:span>: id, <text:span text:style-name="T5">user details</text:span><text:span text:style-name="T3">, </text:span><text:span text:style-name="T7">assigned handler </text:span><text:span text:style-name="T8">(user)</text:span><text:span text:style-name="T13">, </text:span>nature of circumstance, further explanation, requested outcome, <text:span text:style-name="T2">requested extended deadline date</text:span>, <text:span text:style-name="T4">module code</text:span>, assessment type, <text:span text:style-name="T2">assessment submission date, file uploads, </text:span><text:span text:style-name="T12">status, date submitted</text:span></text:p>
      <text:p text:style-name="P3">Tech Fault <text:span text:style-name="T9">(extends Ticket)</text:span>: id, <text:span text:style-name="T6">user details</text:span><text:span text:style-name="T9">, </text:span><text:span text:style-name="T7">assigned handler </text:span><text:span text:style-name="T8">(user)</text:span><text:span text:style-name="T13">, </text:span><text:span text:style-name="T9">explanation, location, file uploads, </text:span><text:span text:style-name="T12">status, date submitted</text:span><text:bookmark-end text:name="__DdeLink__17_543449328"/></text:p>
      <text:p text:style-name="P3"/>
      <text:p text:style-name="P5">FAQs: id, question, answer<text:bookmark-end text:name="__DdeLink__15_543449328"/><text:bookmark-end text:name="__DdeLink__12_543449328"/></text:p>
      <text:p text:style-name="P5"/>
      <text:p text:style-name="P6">Modules: module codes, module name</text:p>
      <text:p text:style-name="P6"/>
      <text:p text:style-name="P7">Enrolment <text:span text:style-name="T14">(M:M between users and modules)</text:span>: id, <text:span text:style-name="T4">user, module code</text:span><text:bookmark-end text:name="__DdeLink__28_543449328"/><text:bookmark-end text:name="__DdeLink__22_543449328"/><text:bookmark-end text:name="__DdeLink__33_54344932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3:11:38.888645535</meta:creation-date>
    <dc:date>2025-06-04T10:03:38.256686320</dc:date>
    <meta:editing-duration>PT19H33M6S</meta:editing-duration>
    <meta:editing-cycles>20</meta:editing-cycles>
    <meta:generator>LibreOffice/7.4.7.2$Linux_X86_64 LibreOffice_project/40$Build-2</meta:generator>
    <meta:document-statistic meta:table-count="0" meta:image-count="0" meta:object-count="0" meta:page-count="1" meta:paragraph-count="8" meta:word-count="95" meta:character-count="697" meta:non-whitespace-character-count="610"/>
  </office:meta>
</office:document-meta>
</file>